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66">
            <text:p>66</text:p>
          </table:table-cell>
          <table:table-cell table:style-name="ce158" table:formula="of:=COUNTIF([.M$7:.M$1038];[.$K1])" office:value-type="float" office:value="66">
            <text:p>66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0">
            <text:p>0</text:p>
          </table:table-cell>
          <table:table-cell table:style-name="ce158" table:formula="of:=COUNTIF([.M$7:.M$1038];[.$K2])" office:value-type="float" office:value="0">
            <text:p>0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1">
            <text:p>1</text:p>
          </table:table-cell>
          <table:table-cell table:style-name="ce158" table:formula="of:=COUNTIF([.M$7:.M$1038];[.$K5])" office:value-type="float" office:value="1">
            <text:p>1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91</text:p>
          </table:table-cell>
          <table:table-cell table:number-columns-repeated="242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82</text:p>
          </table:table-cell>
          <table:table-cell table:number-columns-repeated="242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16/05/2012</text:date>, <text:time>17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16T17:45:27.80</dc:date>
    <dc:language>en-US</dc:language>
    <meta:editing-cycles>798</meta:editing-cycles>
    <meta:editing-duration>P11DT13H20S</meta:editing-duration>
    <meta:document-statistic meta:table-count="4" meta:cell-count="1448" meta:object-count="5"/>
    <meta:user-defined meta:name="Info 1"/>
    <meta:user-defined meta:name="Info 2"/>
    <meta:user-defined meta:name="Info 3"/>
    <meta:user-defined meta:name="Info 4"/>
  </office:meta>
</office:document-meta>
</file>